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a81" officeooo:paragraph-rsid="001aaa81"/>
    </style:style>
    <style:style style:name="P2" style:family="paragraph" style:parent-style-name="Standard">
      <style:text-properties officeooo:rsid="001c0b83" officeooo:paragraph-rsid="001c0b83"/>
    </style:style>
    <style:style style:name="P3" style:family="paragraph" style:parent-style-name="Standard">
      <style:text-properties officeooo:rsid="001c1e34" officeooo:paragraph-rsid="001c1e34"/>
    </style:style>
    <style:style style:name="P4" style:family="paragraph" style:parent-style-name="Standard">
      <style:text-properties officeooo:rsid="001c8cd5" officeooo:paragraph-rsid="001c8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2: Solving problems by searching </text:p>
      <text:p text:style-name="P1"/>
      <text:p text:style-name="P2">Bài 1: DFS</text:p>
      <text:p text:style-name="P2">1. uninform search: lấy xa nhất-dài nhất</text:p>
      <text:p text:style-name="P2">A* : đồ thị không có trọng số, tìm ngẫu nhiên</text:p>
      <text:p text:style-name="P2">2. uninform search: lấy gần nhất-ngắn nhất</text:p>
      <text:p text:style-name="P3">3. unimform search:</text:p>
      <text:p text:style-name="P3"/>
      <text:p text:style-name="P4">Bài 2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50:53.082843905</meta:creation-date>
    <dc:date>2017-03-10T09:49:59.696111636</dc:date>
    <meta:editing-duration>PT32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9" meta:character-count="202" meta:non-whitespace-character-count="169"/>
  </office:meta>
</office:document-meta>
</file>